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4144" officeooo:paragraph-rsid="0005325a"/>
    </style:style>
    <style:style style:name="P2" style:family="paragraph" style:parent-style-name="Standard">
      <style:text-properties officeooo:paragraph-rsid="00042bcb"/>
    </style:style>
    <style:style style:name="P3" style:family="paragraph" style:parent-style-name="Standard">
      <style:text-properties officeooo:paragraph-rsid="000440fb"/>
    </style:style>
    <style:style style:name="P4" style:family="paragraph" style:parent-style-name="Standard">
      <style:text-properties officeooo:rsid="0005325a" officeooo:paragraph-rsid="0005325a"/>
    </style:style>
    <style:style style:name="P5" style:family="paragraph" style:parent-style-name="Standard">
      <style:text-properties officeooo:paragraph-rsid="0005325a"/>
    </style:style>
    <style:style style:name="T1" style:family="text">
      <style:text-properties officeooo:rsid="00034144"/>
    </style:style>
    <style:style style:name="T2" style:family="text">
      <style:text-properties officeooo:rsid="00042bcb"/>
    </style:style>
    <style:style style:name="T3" style:family="text">
      <style:text-properties officeooo:rsid="000440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Coding-Team 11.6.2018<text:line-break/>--------------------------------<text:line-break/></text:p>
      <text:p text:style-name="P4">Triangle,Square,Circle </text:p>
      <text:p text:style-name="P4"/>
      <text:p text:style-name="P1"><text:s text:c="4"/>• Ausstehend: <text:span text:style-name="T2">neue wurfoption: „Belagerung“ wird übernommen. </text:span></text:p>
      <text:p text:style-name="P5"><text:span text:style-name="T1"><text:s text:c="2"/></text:span></text:p>
      <text:p text:style-name="P4"><text:span text:style-name="T1"><text:s text:c="4"/>• Code Vorbereitung: Umsetzung der Methode „Belagerung“ wird entwickelt. <text:s text:c="4"/></text:span></text:p>
      <text:p text:style-name="P1"><text:line-break/>Triangle.c<text:span text:style-name="T2">s</text:span><text:line-break/><text:line-break/> <text:s text:c="3"/>• Überprüfung: <text:span text:style-name="T2">Fehler in den variablen werden behoben. <text:s/></text:span><text:line-break/></text:p>
      <text:p text:style-name="P3"><text:span text:style-name="T1"><text:line-break/>Square.cs</text:span></text:p>
      <text:p text:style-name="P2"><text:span text:style-name="T1"><text:line-break/> <text:s text:c="3"/>• Überprüfung: Codeverkürzung wird fertiggestellt. </text:span></text:p>
      <text:p text:style-name="P2"><text:span text:style-name="T1"><text:line-break/> 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06:40.561000000</meta:creation-date>
    <dc:date>2018-06-18T14:36:59.381000000</dc:date>
    <meta:editing-duration>PT9M46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9" meta:word-count="36" meta:character-count="382" meta:non-whitespace-character-count="314"/>
  </office:meta>
</office:document-meta>
</file>